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5-26_02-01-01_000.jpg</text:p>
          </table:table-cell>
          <table:table-cell table:style-name="ce26" office:value-type="string">
            <text:p>:m :th,mysl / topic=~ / content=『宇治拾遺物語』、等々。こんな面白い読み物。知らない。もったいない。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th,mysl / topic=~ / content=『宇治拾遺物語』、等々。こんな面白い読み物。知らない。もったいない。,id=~,other=~ / lang=ja">
            <text:p>:m :th,mysl / topic=~ / content=『宇治拾遺物語』、等々。こんな面白い読み物。知らない。もったいない。,id=~,other=~ / lang=ja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5-26_09-15-38_000.jpg</text:p>
          </table:table-cell>
          <table:table-cell table:style-name="ce26" office:value-type="string">
            <text:p>:m #*# RES / JVEMV6 64#67_14_kenmon / 『論語 憲問』 著者=~,校注=~ / p.335 / w=「なからめやは」,topic=,publisher=明治書院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#*# RES / JVEMV6 64#67_14_kenmon / 『論語 憲問』 著者=~,校注=~ / p.335 / w=「なからめやは」,topic=,publisher=明治書院,other=~">
            <text:p>:m #*# RES / JVEMV6 64#67_14_kenmon / 『論語 憲問』 著者=~,校注=~ / p.335 / w=「なからめやは」,topic=,publisher=明治書院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5-26_01-58-55_000.jpg</text:p>
          </table:table-cell>
          <table:table-cell table:style-name="ce26" office:value-type="string">
            <text:p>:m 1*1 RES / JVEMV6 64#111_?? / 『宇治拾遺物語　古本説話集　新日本古典文学大系　４２』 校注=三木紀人、他 / p.84 / w=「いみじ」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*1 RES / JVEMV6 64#111_?? / 『宇治拾遺物語　古本説話集　新日本古典文学大系　４２』 校注=三木紀人、他 / p.84 / w=「いみじ」,topic=~,publisher=~,other=~">
            <text:p>:m 1*1 RES / JVEMV6 64#111_?? / 『宇治拾遺物語　古本説話集　新日本古典文学大系　４２』 校注=三木紀人、他 / p.84 / w=「いみじ」,topic=~,publisher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0" office:value-type="string">
            <text:p>2023-05-26_14-33-33_000.jpg</text:p>
          </table:table-cell>
          <table:table-cell table:style-name="ce26" office:value-type="string">
            <text:p>:PHOTO 記録 / subject=ATM：操作画面 / location=~ / content=~,for=月末の入金：残高：入金後,other=対象：利用明細票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5-26_14-32-22_000.jpg</text:p>
          </table:table-cell>
          <table:table-cell table:style-name="ce26" office:value-type="string">
            <text:p>:PHOTO 記録 / subject=ATM：操作画面：残高：入金前 / location=~ / content=~,for=月末の入金,other=対象：操作画面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 / subject=ATM：操作画面：残高：入金前 / location=~ / content=~,for=月末の入金,other=対象：操作画面">
            <text:p>:PHOTO 記録 / subject=ATM：操作画面：残高：入金前 / location=~ / content=~,for=月末の入金,other=対象：操作画面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5-25_21-03-07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5-25_22-39-40_000.jpg</text:p>
          </table:table-cell>
          <table:table-cell table:style-name="ce26" office:value-type="string">
            <text:p>:m other / お母さんから　お金もらう / amount=６万６千円 / topic=年金保険料：支払い / total-amount=２ヶ月分：１万６千７００円ｘ２=６万６千円,for=令和５：２ー５月（４ヶ月分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other / お母さんから　お金もらう / amount=６万６千円 / topic=年金保険料：支払い / total-amount=２ヶ月分：１万６千７００円ｘ２=６万６千円,for=令和５：２ー５月（４ヶ月分）">
            <text:p>:m other / お母さんから　お金もらう / amount=６万６千円 / topic=年金保険料：支払い / total-amount=２ヶ月分：１万６千７００円ｘ２=６万６千円,for=令和５：２ー５月（４ヶ月分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5-26_03-01-54_000.jpg</text:p>
          </table:table-cell>
          <table:table-cell table:style-name="ce26" office:value-type="string">
            <text:p>:m :PHOTO 寝た時刻 / 2023 / オナニー、未了、duration=1h20m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PHOTO 寝た時刻 / 2023 / オナニー、未了、duration=1h20m時間ぐらい,other=~">
            <text:p>:m :PHOTO 寝た時刻 / 2023 / オナニー、未了、duration=1h20m時間ぐらい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3-05-26_07-51-4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5-26_12-45-5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string" office:string-value=":VIDEO / @自室 / 記録 / jap.flute / 演奏、play / R=2 / genre=melody,for=~,file-piece-id=~,memo=~,session=hour-18,recording-id=~,other=motive:kan-6 / follow+">
            <text:p>:VIDEO / @自室 / 記録 / jap.flute / 演奏、play / R=2 / genre=melody,for=~,file-piece-id=~,memo=~,session=hour-18,recording-id=~,other=motive:kan-6 / follow+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 office:value-type="string">
            <text:p>2023-05-25_18-31-38_000.mp4</text:p>
          </table:table-cell>
          <table:table-cell table:style-name="ce26" office:value-type="string">
            <text:p>:VIDEO / @自室 / 記録 / jap.flute / 演奏、play / R=1 / genre=melody:nihon-folklore-like,for=~,file-piece-id=~,memo=~,session=hour-18,recording-id=~,other=~ / follow+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VIDEO / @自室 / 記録 / jap.flute / 演奏、play / R=1 / genre=melody:nihon-folklore-like,for=~,file-piece-id=~,memo=~,session=hour-18,recording-id=~,other=~ / follow++">
            <text:p>:VIDEO / @自室 / 記録 / jap.flute / 演奏、play / R=1 / genre=melody:nihon-folklore-like,for=~,file-piece-id=~,memo=~,session=hour-18,recording-id=~,other=~ / follow++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5-25_18-46-37_000.mp4</text:p>
          </table:table-cell>
          <table:table-cell table:style-name="ce26" office:value-type="string">
            <text:p>:VIDEO / @自室 / 記録 / jap.flute / 演奏、play / R=2 / genre=melody,for=~,file-piece-id=~,memo=~,session=hour-18,recording-id=~,other=motive:kan-6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jap.flute / 演奏、play / R=2 / genre=melody,for=~,file-piece-id=~,memo=~,session=hour-18,recording-id=~,other=motive:kan-6 / follow+">
            <text:p>:VIDEO / @自室 / 記録 / jap.flute / 演奏、play / R=2 / genre=melody,for=~,file-piece-id=~,memo=~,session=hour-18,recording-id=~,other=motive:kan-6 / follow+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5-25_18-50-55_000.mp4</text:p>
          </table:table-cell>
          <table:table-cell table:style-name="ce26" office:value-type="string">
            <text:p>:VIDEO / @自室 / 記録 / jap.flute / 演奏、play / R=3 / genre=melody,for=~,file-piece-id=~,memo=~,session=hour-18,recording-id=~,other=use:dai-kan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3 / genre=melody,for=~,file-piece-id=~,memo=~,session=hour-18,recording-id=~,other=use:dai-kan / follow+">
            <text:p>:VIDEO / @自室 / 記録 / jap.flute / 演奏、play / R=3 / genre=melody,for=~,file-piece-id=~,memo=~,session=hour-18,recording-id=~,other=use:dai-kan / follow+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2023/05/26</text:date>, <text:time>22:1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6T22:16:10.12</dc:date>
    <dc:creator>iwabuchi ken</dc:creator>
    <meta:editing-duration>P56DT18H43M7S</meta:editing-duration>
    <meta:editing-cycles>18606</meta:editing-cycles>
    <meta:document-statistic meta:table-count="2" meta:cell-count="923" meta:object-count="0"/>
    <meta:user-defined meta:name="qrichtext">1</meta:user-defined>
  </office:meta>
</office:document-meta>
</file>